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B00000198F1BA1EDF.png"/>
  <manifest:file-entry manifest:media-type="image/png" manifest:full-path="Pictures/10000201000002BB00000199B3919B40.png"/>
  <manifest:file-entry manifest:media-type="image/png" manifest:full-path="Pictures/10000000000000200000002000309F1C.png"/>
  <manifest:file-entry manifest:media-type="image/png" manifest:full-path="Pictures/10000000000002BC000001994DD80C2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cfe7f5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monofur" style:font-family-generic="modern" style:font-pitch="fixed" fo:font-size="14pt" style:font-size-asian="14pt" style:font-size-complex="14pt"/>
    </style:style>
    <style:style style:name="T1" style:family="text">
      <style:text-properties fo:font-family="monofu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2cm" svg:height="10.821cm" svg:x="1.5cm" svg:y="2cm">
          <draw:image xlink:href="Pictures/10000000000002BC000001994DD80C28.png" xlink:type="simple" xlink:show="embed" xlink:actuate="onLoad">
            <text:p/>
          </draw:image>
        </draw:frame>
        <draw:frame draw:style-name="gr2" draw:layer="layout" svg:width="0.502cm" svg:height="1.204cm" svg:x="2.904cm" svg:y="3.341cm">
          <draw:text-box>
            <text:p/>
          </draw:text-box>
        </draw:frame>
        <draw:frame draw:style-name="gr3" draw:text-style-name="P2" draw:layer="layout" svg:width="2.5cm" svg:height="0.746cm" svg:x="17.492cm" svg:y="1.206cm">
          <draw:text-box>
            <text:p><text:span text:style-name="T1">Maximize</text:span></text:p>
          </draw:text-box>
        </draw:frame>
        <draw:frame draw:style-name="gr3" draw:text-style-name="P2" draw:layer="layout" svg:width="2.5cm" svg:height="0.746cm" svg:x="16.182cm" svg:y="3.111cm">
          <draw:text-box>
            <text:p><text:span text:style-name="T1">Minimize</text:span></text:p>
          </draw:text-box>
        </draw:frame>
        <draw:frame draw:style-name="gr3" draw:text-style-name="P2" draw:layer="layout" svg:width="3.499cm" svg:height="0.746cm" svg:x="1.634cm" svg:y="3.254cm">
          <draw:text-box>
            <text:p><text:span text:style-name="T1">About Button</text:span></text:p>
          </draw:text-box>
        </draw:frame>
        <draw:frame draw:style-name="gr3" draw:text-style-name="P2" draw:layer="layout" svg:width="1.501cm" svg:height="0.746cm" svg:x="18.999cm" svg:y="3cm">
          <draw:text-box>
            <text:p><text:span text:style-name="T1">Exit</text:span></text:p>
          </draw:text-box>
        </draw:frame>
        <draw:line draw:style-name="gr4" draw:text-style-name="P1" draw:layer="layout" svg:x1="2.466cm" svg:y1="2.857cm" svg:x2="3.228cm" svg:y2="3.238cm">
          <text:p/>
        </draw:line>
        <draw:line draw:style-name="gr4" draw:text-style-name="P1" draw:layer="layout" svg:x1="17.452cm" svg:y1="3.238cm" svg:x2="18.214cm" svg:y2="2.603cm">
          <text:p/>
        </draw:line>
        <draw:line draw:style-name="gr4" draw:text-style-name="P1" draw:layer="layout" svg:x1="18.595cm" svg:y1="1.841cm" svg:x2="18.976cm" svg:y2="2.349cm">
          <text:p/>
        </draw:line>
        <draw:line draw:style-name="gr4" draw:text-style-name="P1" draw:layer="layout" svg:x1="19.611cm" svg:y1="2.603cm" svg:x2="19.738cm" svg:y2="3.111cm">
          <text:p/>
        </draw:line>
      </draw:page>
      <draw:page draw:name="page2" draw:style-name="dp1" draw:master-page-name="Default">
        <draw:frame draw:style-name="gr1" draw:text-style-name="P1" draw:layer="layout" svg:width="18.495cm" svg:height="10.795cm" svg:x="1.5cm" svg:y="2.205cm">
          <draw:image xlink:href="Pictures/10000000000002BB00000198F1BA1EDF.png" xlink:type="simple" xlink:show="embed" xlink:actuate="onLoad">
            <text:p/>
          </draw:image>
        </draw:frame>
        <draw:frame draw:style-name="gr3" draw:text-style-name="P2" draw:layer="layout" svg:width="4.498cm" svg:height="0.746cm" svg:x="12.302cm" svg:y="10.416cm">
          <draw:text-box>
            <text:p><text:span text:style-name="T1">Thumbnail Slider</text:span></text:p>
          </draw:text-box>
        </draw:frame>
        <draw:frame draw:style-name="gr3" draw:text-style-name="P2" draw:layer="layout" svg:width="3cm" svg:height="0.746cm" svg:x="4.682cm" svg:y="10.288cm">
          <draw:text-box>
            <text:p><text:span text:style-name="T1">Add Button</text:span></text:p>
          </draw:text-box>
        </draw:frame>
        <draw:frame draw:style-name="gr3" draw:text-style-name="P2" draw:layer="layout" svg:width="1.501cm" svg:height="0.746cm" svg:x="9.635cm" svg:y="10.399cm">
          <draw:text-box>
            <text:p><text:span text:style-name="T1">Dock</text:span></text:p>
          </draw:text-box>
        </draw:frame>
        <draw:line draw:style-name="gr5" draw:text-style-name="P1" draw:layer="layout" svg:x1="14.334cm" svg:y1="11.035cm" svg:x2="13.318cm" svg:y2="11.796cm">
          <text:p/>
        </draw:line>
        <draw:line draw:style-name="gr5" draw:text-style-name="P1" draw:layer="layout" svg:x1="6.587cm" svg:y1="10.908cm" svg:x2="7.984cm" svg:y2="11.543cm">
          <text:p/>
        </draw:line>
        <draw:line draw:style-name="gr5" draw:text-style-name="P1" draw:layer="layout" svg:x1="10.397cm" svg:y1="11.796cm" svg:x2="10.397cm" svg:y2="11.161cm">
          <text:p/>
        </draw:line>
      </draw:page>
      <draw:page draw:name="page3" draw:style-name="dp1" draw:master-page-name="Default">
        <draw:frame draw:style-name="gr1" draw:text-style-name="P1" draw:layer="layout" svg:width="18.5cm" svg:height="10.824cm" svg:x="1.5cm" svg:y="3.676cm">
          <draw:image xlink:href="Pictures/10000201000002BB00000199B3919B40.png" xlink:type="simple" xlink:show="embed" xlink:actuate="onLoad">
            <text:p/>
          </draw:image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9M36S</meta:editing-duration>
    <meta:editing-cycles>5</meta:editing-cycles>
    <meta:generator>OpenOffice.org/3.4$Win32 OpenOffice.org_project/340m1$Build-9590</meta:generator>
    <dc:date>2013-04-09T00:07:26.60</dc:date>
    <meta:document-statistic meta:object-count="18"/>
  </office:meta>
</office:document-meta>
</file>